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43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42.63pt" svg:y="118.03pt">
            <loext:p draw:notify-on-update-of-ranges="Sheet1.B1:Sheet1.B1 Sheet1.B2:Sheet1.B2 Sheet1.C1:Sheet1.C1 Sheet1.C2:Sheet1.C2 Sheet1.D1:Sheet1.D1 Sheet1.D2:Sheet1.D2 Sheet1.E1:Sheet1.E1 Sheet1.E2:Sheet1.E2 Sheet1.F1:Sheet1.F1 Sheet1.F2:Sheet1.F2 Sheet1.G1:Sheet1.G1 Sheet1.G2:Sheet1.G2 Sheet1.H1:Sheet1.H1 Sheet1.H2:Sheet1.H2 Sheet1.I1:Sheet1.I1 Sheet1.I2:Sheet1.I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90.74pt" svg:y="127.81pt">
            <loext:p draw:notify-on-update-of-ranges="Sheet1.E4:Sheet1.E4 Sheet1.E5:Sheet1.E5 Sheet1.F4:Sheet1.F4 Sheet1.F5:Sheet1.F5 Sheet1.G4:Sheet1.G4 Sheet1.G5:Sheet1.G5 Sheet1.H4:Sheet1.H4 Sheet1.H5:Sheet1.H5 Sheet1.I4:Sheet1.I4 Sheet1.I5:Sheet1.I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226.06pt" svg:y="401.3pt">
            <loext:p draw:notify-on-update-of-ranges="Sheet1.E7:Sheet1.E7 Sheet1.E8:Sheet1.E8 Sheet1.F7:Sheet1.F7 Sheet1.F8:Sheet1.F8 Sheet1.G7:Sheet1.G7 Sheet1.G8:Sheet1.G8 Sheet1.H7:Sheet1.H7 Sheet1.H8:Sheet1.H8 Sheet1.I7:Sheet1.I7 Sheet1.I8:Sheet1.I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underscore</text:p>
          </table:table-cell>
          <table:table-cell office:value-type="string" calcext:value-type="string">
            <text:p>lodash</text:p>
          </table:table-cell>
          <table:table-cell office:value-type="string" calcext:value-type="string">
            <text:p>ramda</text:p>
          </table:table-cell>
          <table:table-cell office:value-type="string" calcext:value-type="string">
            <text:p>memoizee</text:p>
          </table:table-cell>
          <table:table-cell office:value-type="string" calcext:value-type="string">
            <text:p>fast-memoize</text:p>
          </table:table-cell>
          <table:table-cell office:value-type="string" calcext:value-type="string">
            <text:p>addy-osmani</text:p>
          </table:table-cell>
          <table:table-cell office:value-type="string" calcext:value-type="string">
            <text:p>memoizerific</text:p>
          </table:table-cell>
          <table:table-cell office:value-type="string" calcext:value-type="string">
            <text:p>moize</text:p>
          </table:table-cell>
        </table:table-row>
        <table:table-row table:style-name="ro1">
          <table:table-cell office:value-type="string" calcext:value-type="string">
            <text:p>Single parameter</text:p>
          </table:table-cell>
          <table:table-cell table:style-name="ce1" office:value-type="float" office:value="9393399" calcext:value-type="float">
            <text:p>9,393,399</text:p>
          </table:table-cell>
          <table:table-cell table:style-name="ce1" office:value-type="float" office:value="9679995" calcext:value-type="float">
            <text:p>9,679,995</text:p>
          </table:table-cell>
          <table:table-cell table:style-name="ce1" office:value-type="float" office:value="1102656" calcext:value-type="float">
            <text:p>1,102,656</text:p>
          </table:table-cell>
          <table:table-cell table:style-name="ce1" office:value-type="float" office:value="11651361" calcext:value-type="float">
            <text:p>11,651,361</text:p>
          </table:table-cell>
          <table:table-cell table:style-name="ce1" office:value-type="float" office:value="31085245" calcext:value-type="float">
            <text:p>31,085,245</text:p>
          </table:table-cell>
          <table:table-cell table:style-name="ce1" office:value-type="float" office:value="3656676" calcext:value-type="float">
            <text:p>3,656,676</text:p>
          </table:table-cell>
          <table:table-cell table:style-name="ce1" office:value-type="float" office:value="2184221" calcext:value-type="float">
            <text:p>2,184,221</text:p>
          </table:table-cell>
          <table:table-cell table:style-name="ce1" office:value-type="float" office:value="47089212" calcext:value-type="float">
            <text:p>47,089,21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underscore</text:p>
          </table:table-cell>
          <table:table-cell office:value-type="string" calcext:value-type="string">
            <text:p>lodash</text:p>
          </table:table-cell>
          <table:table-cell office:value-type="string" calcext:value-type="string">
            <text:p>ramda</text:p>
          </table:table-cell>
          <table:table-cell office:value-type="string" calcext:value-type="string">
            <text:p>memoizee</text:p>
          </table:table-cell>
          <table:table-cell office:value-type="string" calcext:value-type="string">
            <text:p>fast-memoize</text:p>
          </table:table-cell>
          <table:table-cell office:value-type="string" calcext:value-type="string">
            <text:p>addy-osmani</text:p>
          </table:table-cell>
          <table:table-cell office:value-type="string" calcext:value-type="string">
            <text:p>memoizerific</text:p>
          </table:table-cell>
          <table:table-cell office:value-type="string" calcext:value-type="string">
            <text:p>moize</text:p>
          </table:table-cell>
        </table:table-row>
        <table:table-row table:style-name="ro1">
          <table:table-cell office:value-type="string" calcext:value-type="string">
            <text:p>Multiple parameters (primitive)</text:p>
          </table:table-cell>
          <table:table-cell table:number-columns-repeated="3"/>
          <table:table-cell table:style-name="ce1" office:value-type="float" office:value="8144578" calcext:value-type="float">
            <text:p>8,144,578</text:p>
          </table:table-cell>
          <table:table-cell table:style-name="ce1" office:value-type="float" office:value="1256879" calcext:value-type="float">
            <text:p>1,256,879</text:p>
          </table:table-cell>
          <table:table-cell table:style-name="ce1" office:value-type="float" office:value="1788762" calcext:value-type="float">
            <text:p>1,788,762</text:p>
          </table:table-cell>
          <table:table-cell table:style-name="ce1" office:value-type="float" office:value="1433723" calcext:value-type="float">
            <text:p>1,433,723</text:p>
          </table:table-cell>
          <table:table-cell table:style-name="ce1" office:value-type="float" office:value="9762395" calcext:value-type="float">
            <text:p>9,762,39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underscore</text:p>
          </table:table-cell>
          <table:table-cell office:value-type="string" calcext:value-type="string">
            <text:p>lodash</text:p>
          </table:table-cell>
          <table:table-cell office:value-type="string" calcext:value-type="string">
            <text:p>ramda</text:p>
          </table:table-cell>
          <table:table-cell office:value-type="string" calcext:value-type="string">
            <text:p>memoizee</text:p>
          </table:table-cell>
          <table:table-cell office:value-type="string" calcext:value-type="string">
            <text:p>fast-memoize</text:p>
          </table:table-cell>
          <table:table-cell office:value-type="string" calcext:value-type="string">
            <text:p>addy-osmani</text:p>
          </table:table-cell>
          <table:table-cell office:value-type="string" calcext:value-type="string">
            <text:p>memoizerific</text:p>
          </table:table-cell>
          <table:table-cell office:value-type="string" calcext:value-type="string">
            <text:p>moize</text:p>
          </table:table-cell>
        </table:table-row>
        <table:table-row table:style-name="ro1">
          <table:table-cell office:value-type="string" calcext:value-type="string">
            <text:p>Multiple parameters (primitive)</text:p>
          </table:table-cell>
          <table:table-cell table:number-columns-repeated="3"/>
          <table:table-cell table:style-name="ce1" office:value-type="float" office:value="8208516" calcext:value-type="float">
            <text:p>8,208,516</text:p>
          </table:table-cell>
          <table:table-cell table:style-name="ce1" office:value-type="float" office:value="1019949" calcext:value-type="float">
            <text:p>1,019,949</text:p>
          </table:table-cell>
          <table:table-cell table:style-name="ce1" office:value-type="float" office:value="922261" calcext:value-type="float">
            <text:p>922,261</text:p>
          </table:table-cell>
          <table:table-cell table:style-name="ce1" office:value-type="float" office:value="1419771" calcext:value-type="float">
            <text:p>1,419,771</text:p>
          </table:table-cell>
          <table:table-cell table:style-name="ce1" office:value-type="float" office:value="9741543" calcext:value-type="float">
            <text:p>9,741,5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/00/0000</text:date>, <text:time style:data-style-name="N2" text:time-value="21:09:10.9743896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1T13:52:31.128713500</meta:creation-date>
    <dc:date>2017-02-04T21:10:40.258665765</dc:date>
    <meta:editing-duration>PT4H21M16S</meta:editing-duration>
    <meta:editing-cycles>13</meta:editing-cycles>
    <meta:generator>LibreOffice/5.2.4.2.0$Linux_X86_64 LibreOffice_project/20m0$Build-2</meta:generator>
    <meta:document-statistic meta:table-count="1" meta:cell-count="4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14cm" svg:y="0.316cm" chart:style-name="ch2">
          <text:p>Single parameter memoization</text:p>
        </chart:title>
        <chart:legend chart:legend-position="end" svg:x="13.155cm" svg:y="2.458cm" style:legend-expansion="high" chart:style-name="ch3"/>
        <chart:plot-area chart:style-name="ch4" table:cell-range-address="Sheet1.B1:Sheet1.I2" chart:data-source-has-labels="row" svg:x="0.32cm" svg:y="1.275cm" svg:width="12.515cm" svg:height="7.545cm">
          <chartooo:coordinate-region svg:x="2.264cm" svg:y="1.475cm" svg:width="10.571cm" svg:height="7.14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2" chart:label-cell-address="Sheet1.B1:Sheet1.B1" chart:class="chart:bar">
            <chart:data-point/>
          </chart:series>
          <chart:series chart:style-name="ch9" chart:values-cell-range-address="Sheet1.C2:Sheet1.C2" chart:label-cell-address="Sheet1.C1:Sheet1.C1" chart:class="chart:bar">
            <chart:data-point/>
          </chart:series>
          <chart:series chart:style-name="ch10" chart:values-cell-range-address="Sheet1.D2:Sheet1.D2" chart:label-cell-address="Sheet1.D1:Sheet1.D1" chart:class="chart:bar">
            <chart:data-point/>
          </chart:series>
          <chart:series chart:style-name="ch11" chart:values-cell-range-address="Sheet1.E2:Sheet1.E2" chart:label-cell-address="Sheet1.E1:Sheet1.E1" chart:class="chart:bar">
            <chart:data-point/>
          </chart:series>
          <chart:series chart:style-name="ch12" chart:values-cell-range-address="Sheet1.F2:Sheet1.F2" chart:label-cell-address="Sheet1.F1:Sheet1.F1" chart:class="chart:bar">
            <chart:data-point/>
          </chart:series>
          <chart:series chart:style-name="ch13" chart:values-cell-range-address="Sheet1.G2:Sheet1.G2" chart:label-cell-address="Sheet1.G1:Sheet1.G1" chart:class="chart:bar">
            <chart:data-point/>
          </chart:series>
          <chart:series chart:style-name="ch14" chart:values-cell-range-address="Sheet1.H2:Sheet1.H2" chart:label-cell-address="Sheet1.H1:Sheet1.H1" chart:class="chart:bar">
            <chart:data-point/>
          </chart:series>
          <chart:series chart:style-name="ch15" chart:values-cell-range-address="Sheet1.I2:Sheet1.I2" chart:label-cell-address="Sheet1.I1:Sheet1.I1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derscore</text:p>
                <draw:g>
                  <svg:desc>Sheet1.B1:Sheet1.B1</svg:desc>
                </draw:g>
              </table:table-cell>
              <table:table-cell office:value-type="string">
                <text:p>lodash</text:p>
                <draw:g>
                  <svg:desc>Sheet1.C1:Sheet1.C1</svg:desc>
                </draw:g>
              </table:table-cell>
              <table:table-cell office:value-type="string">
                <text:p>ramda</text:p>
                <draw:g>
                  <svg:desc>Sheet1.D1:Sheet1.D1</svg:desc>
                </draw:g>
              </table:table-cell>
              <table:table-cell office:value-type="string">
                <text:p>memoizee</text:p>
                <draw:g>
                  <svg:desc>Sheet1.E1:Sheet1.E1</svg:desc>
                </draw:g>
              </table:table-cell>
              <table:table-cell office:value-type="string">
                <text:p>fast-memoize</text:p>
                <draw:g>
                  <svg:desc>Sheet1.F1:Sheet1.F1</svg:desc>
                </draw:g>
              </table:table-cell>
              <table:table-cell office:value-type="string">
                <text:p>addy-osmani</text:p>
                <draw:g>
                  <svg:desc>Sheet1.G1:Sheet1.G1</svg:desc>
                </draw:g>
              </table:table-cell>
              <table:table-cell office:value-type="string">
                <text:p>memoizerific</text:p>
                <draw:g>
                  <svg:desc>Sheet1.H1:Sheet1.H1</svg:desc>
                </draw:g>
              </table:table-cell>
              <table:table-cell office:value-type="string">
                <text:p>moize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9393399">
                <text:p>9393399</text:p>
                <draw:g>
                  <svg:desc>Sheet1.B2:Sheet1.B2</svg:desc>
                </draw:g>
              </table:table-cell>
              <table:table-cell office:value-type="float" office:value="9679995">
                <text:p>9679995</text:p>
                <draw:g>
                  <svg:desc>Sheet1.C2:Sheet1.C2</svg:desc>
                </draw:g>
              </table:table-cell>
              <table:table-cell office:value-type="float" office:value="1102656">
                <text:p>1102656</text:p>
                <draw:g>
                  <svg:desc>Sheet1.D2:Sheet1.D2</svg:desc>
                </draw:g>
              </table:table-cell>
              <table:table-cell office:value-type="float" office:value="11651361">
                <text:p>11651361</text:p>
                <draw:g>
                  <svg:desc>Sheet1.E2:Sheet1.E2</svg:desc>
                </draw:g>
              </table:table-cell>
              <table:table-cell office:value-type="float" office:value="31085245">
                <text:p>31085245</text:p>
                <draw:g>
                  <svg:desc>Sheet1.F2:Sheet1.F2</svg:desc>
                </draw:g>
              </table:table-cell>
              <table:table-cell office:value-type="float" office:value="3656676">
                <text:p>3656676</text:p>
                <draw:g>
                  <svg:desc>Sheet1.G2:Sheet1.G2</svg:desc>
                </draw:g>
              </table:table-cell>
              <table:table-cell office:value-type="float" office:value="2184221">
                <text:p>2184221</text:p>
                <draw:g>
                  <svg:desc>Sheet1.H2:Sheet1.H2</svg:desc>
                </draw:g>
              </table:table-cell>
              <table:table-cell office:value-type="float" office:value="47089212">
                <text:p>47089212</text:p>
                <draw:g>
                  <svg:desc>Sheet1.I2:Sheet1.I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088cm" svg:y="0.316cm" chart:style-name="ch2">
          <text:p>Multiple parameter memoization (primitives only)</text:p>
        </chart:title>
        <chart:legend chart:legend-position="end" svg:x="13.155cm" svg:y="3.205cm" style:legend-expansion="high" chart:style-name="ch3"/>
        <chart:plot-area chart:style-name="ch4" table:cell-range-address="Sheet1.E4:Sheet1.I5" chart:data-source-has-labels="row" svg:x="0.32cm" svg:y="1.275cm" svg:width="12.515cm" svg:height="7.545cm">
          <chartooo:coordinate-region svg:x="2.264cm" svg:y="1.475cm" svg:width="10.571cm" svg:height="7.14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E5:Sheet1.E5" chart:label-cell-address="Sheet1.E4:Sheet1.E4" chart:class="chart:bar">
            <chart:data-point/>
          </chart:series>
          <chart:series chart:style-name="ch9" chart:values-cell-range-address="Sheet1.F5:Sheet1.F5" chart:label-cell-address="Sheet1.F4:Sheet1.F4" chart:class="chart:bar">
            <chart:data-point/>
          </chart:series>
          <chart:series chart:style-name="ch10" chart:values-cell-range-address="Sheet1.G5:Sheet1.G5" chart:label-cell-address="Sheet1.G4:Sheet1.G4" chart:class="chart:bar">
            <chart:data-point/>
          </chart:series>
          <chart:series chart:style-name="ch11" chart:values-cell-range-address="Sheet1.H5:Sheet1.H5" chart:label-cell-address="Sheet1.H4:Sheet1.H4" chart:class="chart:bar">
            <chart:data-point/>
          </chart:series>
          <chart:series chart:style-name="ch12" chart:values-cell-range-address="Sheet1.I5:Sheet1.I5" chart:label-cell-address="Sheet1.I4:Sheet1.I4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izee</text:p>
                <draw:g>
                  <svg:desc>Sheet1.E4:Sheet1.E4</svg:desc>
                </draw:g>
              </table:table-cell>
              <table:table-cell office:value-type="string">
                <text:p>fast-memoize</text:p>
                <draw:g>
                  <svg:desc>Sheet1.F4:Sheet1.F4</svg:desc>
                </draw:g>
              </table:table-cell>
              <table:table-cell office:value-type="string">
                <text:p>addy-osmani</text:p>
                <draw:g>
                  <svg:desc>Sheet1.G4:Sheet1.G4</svg:desc>
                </draw:g>
              </table:table-cell>
              <table:table-cell office:value-type="string">
                <text:p>memoizerific</text:p>
                <draw:g>
                  <svg:desc>Sheet1.H4:Sheet1.H4</svg:desc>
                </draw:g>
              </table:table-cell>
              <table:table-cell office:value-type="string">
                <text:p>moize</text:p>
                <draw:g>
                  <svg:desc>Sheet1.I4:Sheet1.I4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8144578">
                <text:p>8144578</text:p>
                <draw:g>
                  <svg:desc>Sheet1.E5:Sheet1.E5</svg:desc>
                </draw:g>
              </table:table-cell>
              <table:table-cell office:value-type="float" office:value="1256879">
                <text:p>1256879</text:p>
                <draw:g>
                  <svg:desc>Sheet1.F5:Sheet1.F5</svg:desc>
                </draw:g>
              </table:table-cell>
              <table:table-cell office:value-type="float" office:value="1788762">
                <text:p>1788762</text:p>
                <draw:g>
                  <svg:desc>Sheet1.G5:Sheet1.G5</svg:desc>
                </draw:g>
              </table:table-cell>
              <table:table-cell office:value-type="float" office:value="1433723">
                <text:p>1433723</text:p>
                <draw:g>
                  <svg:desc>Sheet1.H5:Sheet1.H5</svg:desc>
                </draw:g>
              </table:table-cell>
              <table:table-cell office:value-type="float" office:value="9762395">
                <text:p>9762395</text:p>
                <draw:g>
                  <svg:desc>Sheet1.I5:Sheet1.I5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16cm" svg:y="0.316cm" chart:style-name="ch2">
          <text:p>Multiple parameter memoization (complex objects)</text:p>
        </chart:title>
        <chart:legend chart:legend-position="end" svg:x="13.155cm" svg:y="3.205cm" style:legend-expansion="high" chart:style-name="ch3"/>
        <chart:plot-area chart:style-name="ch4" table:cell-range-address="Sheet1.E7:Sheet1.I8" chart:data-source-has-labels="row" svg:x="0.32cm" svg:y="1.275cm" svg:width="12.515cm" svg:height="7.545cm">
          <chartooo:coordinate-region svg:x="2.264cm" svg:y="1.475cm" svg:width="10.571cm" svg:height="7.14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E8:Sheet1.E8" chart:label-cell-address="Sheet1.E7:Sheet1.E7" chart:class="chart:bar">
            <chart:data-point/>
          </chart:series>
          <chart:series chart:style-name="ch9" chart:values-cell-range-address="Sheet1.F8:Sheet1.F8" chart:label-cell-address="Sheet1.F7:Sheet1.F7" chart:class="chart:bar">
            <chart:data-point/>
          </chart:series>
          <chart:series chart:style-name="ch10" chart:values-cell-range-address="Sheet1.G8:Sheet1.G8" chart:label-cell-address="Sheet1.G7:Sheet1.G7" chart:class="chart:bar">
            <chart:data-point/>
          </chart:series>
          <chart:series chart:style-name="ch11" chart:values-cell-range-address="Sheet1.H8:Sheet1.H8" chart:label-cell-address="Sheet1.H7:Sheet1.H7" chart:class="chart:bar">
            <chart:data-point/>
          </chart:series>
          <chart:series chart:style-name="ch12" chart:values-cell-range-address="Sheet1.I8:Sheet1.I8" chart:label-cell-address="Sheet1.I7:Sheet1.I7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izee</text:p>
                <draw:g>
                  <svg:desc>Sheet1.E7:Sheet1.E7</svg:desc>
                </draw:g>
              </table:table-cell>
              <table:table-cell office:value-type="string">
                <text:p>fast-memoize</text:p>
                <draw:g>
                  <svg:desc>Sheet1.F7:Sheet1.F7</svg:desc>
                </draw:g>
              </table:table-cell>
              <table:table-cell office:value-type="string">
                <text:p>addy-osmani</text:p>
                <draw:g>
                  <svg:desc>Sheet1.G7:Sheet1.G7</svg:desc>
                </draw:g>
              </table:table-cell>
              <table:table-cell office:value-type="string">
                <text:p>memoizerific</text:p>
                <draw:g>
                  <svg:desc>Sheet1.H7:Sheet1.H7</svg:desc>
                </draw:g>
              </table:table-cell>
              <table:table-cell office:value-type="string">
                <text:p>moize</text:p>
                <draw:g>
                  <svg:desc>Sheet1.I7:Sheet1.I7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8208516">
                <text:p>8208516</text:p>
                <draw:g>
                  <svg:desc>Sheet1.E8:Sheet1.E8</svg:desc>
                </draw:g>
              </table:table-cell>
              <table:table-cell office:value-type="float" office:value="1019949">
                <text:p>1019949</text:p>
                <draw:g>
                  <svg:desc>Sheet1.F8:Sheet1.F8</svg:desc>
                </draw:g>
              </table:table-cell>
              <table:table-cell office:value-type="float" office:value="922261">
                <text:p>922261</text:p>
                <draw:g>
                  <svg:desc>Sheet1.G8:Sheet1.G8</svg:desc>
                </draw:g>
              </table:table-cell>
              <table:table-cell office:value-type="float" office:value="1419771">
                <text:p>1419771</text:p>
                <draw:g>
                  <svg:desc>Sheet1.H8:Sheet1.H8</svg:desc>
                </draw:g>
              </table:table-cell>
              <table:table-cell office:value-type="float" office:value="9741543">
                <text:p>9741543</text:p>
                <draw:g>
                  <svg:desc>Sheet1.I8:Sheet1.I8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